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494936"/>
    </style:style>
    <style:style style:name="gr6" style:family="graphic" style:parent-style-name="standard">
      <style:graphic-properties draw:stroke="none" svg:stroke-width="0.001cm" draw:fill-color="#93936c"/>
    </style:style>
    <style:style style:name="gr7" style:family="graphic" style:parent-style-name="standard">
      <style:graphic-properties draw:stroke="none" svg:stroke-width="0.001cm" draw:fill-color="#dbdbce"/>
    </style:style>
    <style:style style:name="gr8" style:family="graphic" style:parent-style-name="standard">
      <style:graphic-properties draw:stroke="none" svg:stroke-width="0.001cm" draw:fill-color="#ededed"/>
    </style:style>
    <style:style style:name="gr9" style:family="graphic" style:parent-style-name="standard">
      <style:graphic-properties svg:stroke-width="0.02cm" svg:stroke-color="#494936" draw:fill="none" draw:fill-color="#ffffff" fo:padding-top="-0.04cm" fo:padding-bottom="-0.04cm" fo:padding-left="-0.04cm" fo:padding-right="-0.04cm"/>
    </style:style>
  </office:automatic-styles>
  <office:body>
    <office:drawing>
      <draw:page draw:name="page1" draw:style-name="dp1" draw:master-page-name="Default">
        <draw:g>
          <draw:glue-point draw:id="4" svg:x="-0.724cm" svg:y="-5cm"/>
          <draw:glue-point draw:id="5" svg:x="0.106cm" svg:y="-5cm"/>
          <draw:glue-point draw:id="6" svg:x="-0.309cm" svg:y="-5cm"/>
          <draw:glue-point draw:id="7" svg:x="-5cm" svg:y="5cm"/>
          <draw:glue-point draw:id="8" svg:x="3.05cm" svg:y="5cm"/>
          <draw:glue-point draw:id="9" svg:x="-0.975cm" svg:y="5cm"/>
          <draw:glue-point draw:id="10" svg:x="0.686cm" svg:y="5cm"/>
          <draw:glue-point draw:id="11" svg:x="1.868cm" svg:y="5cm"/>
          <draw:glue-point draw:id="12" svg:x="-5cm" svg:y="2.927cm"/>
          <draw:glue-point draw:id="13" svg:x="-5cm" svg:y="3.964cm"/>
          <draw:glue-point draw:id="14" svg:x="5cm" svg:y="-3.83cm"/>
          <draw:glue-point draw:id="15" svg:x="5cm" svg:y="0.765cm"/>
          <draw:glue-point draw:id="16" svg:x="5cm" svg:y="-1.532cm"/>
          <draw:glue-point draw:id="17" svg:x="0.285cm" svg:y="0.946cm"/>
          <draw:polygon draw:style-name="gr1" draw:layer="layout" svg:width="2.3cm" svg:height="0.415cm" svg:x="0cm" svg:y="1.585cm" svg:viewBox="0 0 2301 416" draw:points="0,0 0,416 2301,416 2301,0">
            <text:p/>
          </draw:polygon>
          <draw:polygon draw:style-name="gr2" draw:layer="layout" svg:width="2.3cm" svg:height="0.415cm" svg:x="0cm" svg:y="1.585cm" svg:viewBox="0 0 2301 416" draw:points="0,0 0,416 2301,416 2301,0">
            <text:p/>
          </draw:polygon>
          <draw:polygon draw:style-name="gr3" draw:layer="layout" svg:width="3.15cm" svg:height="1.351cm" svg:x="0cm" svg:y="0.234cm" svg:viewBox="0 0 3151 1352" draw:points="0,1352 851,0 3151,0 2300,1352">
            <text:p/>
          </draw:polygon>
          <draw:polygon draw:style-name="gr2" draw:layer="layout" svg:width="3.15cm" svg:height="1.351cm" svg:x="0cm" svg:y="0.234cm" svg:viewBox="0 0 3151 1352" draw:points="0,1352 851,0 3151,0 2300,1352">
            <text:p/>
          </draw:polygon>
          <draw:polygon draw:style-name="gr4" draw:layer="layout" svg:width="0.85cm" svg:height="1.766cm" svg:x="2.3cm" svg:y="0.234cm" svg:viewBox="0 0 851 1767" draw:points="0,1767 851,919 851,0 0,1352">
            <text:p/>
          </draw:polygon>
          <draw:polygon draw:style-name="gr2" draw:layer="layout" svg:width="0.85cm" svg:height="1.766cm" svg:x="2.3cm" svg:y="0.234cm" svg:viewBox="0 0 851 1767" draw:points="0,1767 851,919 851,0 0,1352">
            <text:p/>
          </draw:polygon>
          <draw:polygon draw:style-name="gr5" draw:layer="layout" svg:width="0.217cm" svg:height="0.162cm" svg:x="2.155cm" svg:y="0.342cm" svg:viewBox="0 0 218 163" draw:points="109,0 0,163 218,163 218,126 54,126 127,0">
            <text:p/>
          </draw:polygon>
          <draw:polygon draw:style-name="gr5" draw:layer="layout" svg:width="0.217cm" svg:height="0.162cm" svg:x="2.391cm" svg:y="0.342cm" svg:viewBox="0 0 218 163" draw:points="127,0 0,163 218,163 218,126 72,126 144,0">
            <text:p/>
          </draw:polygon>
          <draw:polygon draw:style-name="gr5" draw:layer="layout" svg:width="0.217cm" svg:height="0.162cm" svg:x="2.644cm" svg:y="0.342cm" svg:viewBox="0 0 218 163" draw:points="108,0 0,163 218,163 218,126 54,126 126,0">
            <text:p/>
          </draw:polygon>
          <draw:polygon draw:style-name="gr5" draw:layer="layout" svg:width="0.218cm" svg:height="0.162cm" svg:x="2.01cm" svg:y="0.576cm" svg:viewBox="0 0 219 163" draw:points="110,0 0,163 219,163 219,127 54,127 126,0">
            <text:p/>
          </draw:polygon>
          <draw:polygon draw:style-name="gr5" draw:layer="layout" svg:width="0.218cm" svg:height="0.162cm" svg:x="2.246cm" svg:y="0.576cm" svg:viewBox="0 0 219 163" draw:points="127,0 0,163 219,163 219,127 73,127 146,0">
            <text:p/>
          </draw:polygon>
          <draw:polygon draw:style-name="gr5" draw:layer="layout" svg:width="0.217cm" svg:height="0.162cm" svg:x="2.499cm" svg:y="0.576cm" svg:viewBox="0 0 218 163" draw:points="109,0 0,163 218,163 218,127 54,127 127,0">
            <text:p/>
          </draw:polygon>
          <draw:polygon draw:style-name="gr5" draw:layer="layout" svg:width="0.217cm" svg:height="0.162cm" svg:x="1.866cm" svg:y="0.793cm" svg:viewBox="0 0 218 163" draw:points="108,0 0,163 218,163 218,126 54,126 127,0">
            <text:p/>
          </draw:polygon>
          <draw:polygon draw:style-name="gr5" draw:layer="layout" svg:width="0.218cm" svg:height="0.162cm" svg:x="2.101cm" svg:y="0.793cm" svg:viewBox="0 0 219 163" draw:points="128,0 0,163 219,163 219,126 73,126 145,0">
            <text:p/>
          </draw:polygon>
          <draw:polygon draw:style-name="gr5" draw:layer="layout" svg:width="0.218cm" svg:height="0.162cm" svg:x="2.354cm" svg:y="0.793cm" svg:viewBox="0 0 219 163" draw:points="109,0 0,163 219,163 219,126 54,126 127,0">
            <text:p/>
          </draw:polygon>
          <draw:polygon draw:style-name="gr5" draw:layer="layout" svg:width="0.217cm" svg:height="0.162cm" svg:x="1.721cm" svg:y="1.028cm" svg:viewBox="0 0 218 163" draw:points="109,0 0,163 218,163 218,126 54,126 127,0">
            <text:p/>
          </draw:polygon>
          <draw:polygon draw:style-name="gr5" draw:layer="layout" svg:width="0.217cm" svg:height="0.162cm" svg:x="1.956cm" svg:y="1.028cm" svg:viewBox="0 0 218 163" draw:points="127,0 0,163 218,163 218,126 73,126 145,0">
            <text:p/>
          </draw:polygon>
          <draw:polygon draw:style-name="gr5" draw:layer="layout" svg:width="0.217cm" svg:height="0.162cm" svg:x="2.209cm" svg:y="1.028cm" svg:viewBox="0 0 218 163" draw:points="109,0 0,163 218,163 218,126 54,126 126,0">
            <text:p/>
          </draw:polygon>
          <draw:polygon draw:style-name="gr5" draw:layer="layout" svg:width="0.218cm" svg:height="0.162cm" svg:x="1.558cm" svg:y="1.243cm" svg:viewBox="0 0 219 163" draw:points="127,0 0,163 219,163 219,126 72,126 144,0">
            <text:p/>
          </draw:polygon>
          <draw:polygon draw:style-name="gr5" draw:layer="layout" svg:width="0.218cm" svg:height="0.162cm" svg:x="1.811cm" svg:y="1.243cm" svg:viewBox="0 0 219 163" draw:points="127,0 0,163 219,163 219,126 72,126 145,0">
            <text:p/>
          </draw:polygon>
          <draw:polygon draw:style-name="gr5" draw:layer="layout" svg:width="0.217cm" svg:height="0.162cm" svg:x="2.064cm" svg:y="1.243cm" svg:viewBox="0 0 218 163" draw:points="109,0 0,163 218,163 218,126 55,126 127,0">
            <text:p/>
          </draw:polygon>
          <draw:polygon draw:style-name="gr6" draw:layer="layout" svg:width="1.448cm" svg:height="1.135cm" svg:x="0.182cm" svg:y="0.325cm" svg:viewBox="0 0 1449 1136" draw:points="0,1136 723,0 1449,0 977,1136">
            <text:p/>
          </draw:polygon>
          <draw:polygon draw:style-name="gr7" draw:layer="layout" svg:width="1.268cm" svg:height="1.207cm" svg:x="0.96cm" svg:y="0cm" svg:viewBox="0 0 1269 1208" draw:points="0,1208 198,829 562,379 906,0 1269,0 888,396 525,866 343,1208">
            <text:p/>
          </draw:polygon>
          <draw:polygon draw:style-name="gr2" draw:layer="layout" svg:width="1.268cm" svg:height="1.207cm" svg:x="0.96cm" svg:y="0cm" svg:viewBox="0 0 1269 1208" draw:points="0,1208 198,829 562,379 906,0 1269,0 888,396 525,866 343,1208">
            <text:p/>
          </draw:polygon>
          <draw:polygon draw:style-name="gr1" draw:layer="layout" svg:width="0.38cm" svg:height="0.289cm" svg:x="0.96cm" svg:y="1.207cm" svg:viewBox="0 0 381 290" draw:points="0,0 0,290 381,290 343,0">
            <text:p/>
          </draw:polygon>
          <draw:polygon draw:style-name="gr2" draw:layer="layout" svg:width="0.38cm" svg:height="0.289cm" svg:x="0.96cm" svg:y="1.207cm" svg:viewBox="0 0 381 290" draw:points="0,0 0,290 381,290 343,0">
            <text:p/>
          </draw:polygon>
          <draw:polygon draw:style-name="gr4" draw:layer="layout" svg:width="0.96cm" svg:height="1.496cm" svg:x="1.303cm" svg:y="0cm" svg:viewBox="0 0 961 1497" draw:points="925,0 961,288 706,594 689,504 345,919 345,1009 37,1497 0,1207 182,866 544,396">
            <text:p/>
          </draw:polygon>
          <draw:polygon draw:style-name="gr2" draw:layer="layout" svg:width="0.96cm" svg:height="1.496cm" svg:x="1.303cm" svg:y="0cm" svg:viewBox="0 0 961 1497" draw:points="925,0 961,288 706,594 689,504 345,919 345,1009 37,1497 0,1207 182,866 544,396">
            <text:p/>
          </draw:polygon>
          <draw:polygon draw:style-name="gr1" draw:layer="layout" svg:width="1.031cm" svg:height="0.415cm" svg:x="2.481cm" svg:y="1.585cm" svg:viewBox="0 0 1032 416" draw:points="0,0 0,416 1032,416 1032,0">
            <text:p/>
          </draw:polygon>
          <draw:polygon draw:style-name="gr2" draw:layer="layout" svg:width="1.031cm" svg:height="0.415cm" svg:x="2.481cm" svg:y="1.585cm" svg:viewBox="0 0 1032 416" draw:points="0,0 0,416 1032,416 1032,0">
            <text:p/>
          </draw:polygon>
          <draw:polygon draw:style-name="gr3" draw:layer="layout" svg:width="1.883cm" svg:height="1.351cm" svg:x="2.481cm" svg:y="0.234cm" svg:viewBox="0 0 1884 1352" draw:points="0,1352 852,0 1884,0 1032,1352">
            <text:p/>
          </draw:polygon>
          <draw:polygon draw:style-name="gr2" draw:layer="layout" svg:width="1.883cm" svg:height="1.351cm" svg:x="2.481cm" svg:y="0.234cm" svg:viewBox="0 0 1884 1352" draw:points="0,1352 852,0 1884,0 1032,1352">
            <text:p/>
          </draw:polygon>
          <draw:polygon draw:style-name="gr4" draw:layer="layout" svg:width="0.851cm" svg:height="1.766cm" svg:x="3.513cm" svg:y="0.234cm" svg:viewBox="0 0 852 1767" draw:points="0,1767 852,919 852,0 0,1352">
            <text:p/>
          </draw:polygon>
          <draw:polygon draw:style-name="gr2" draw:layer="layout" svg:width="0.851cm" svg:height="1.766cm" svg:x="3.513cm" svg:y="0.234cm" svg:viewBox="0 0 852 1767" draw:points="0,1767 852,919 852,0 0,1352">
            <text:p/>
          </draw:polygon>
          <draw:polygon draw:style-name="gr5" draw:layer="layout" svg:width="0.217cm" svg:height="0.162cm" svg:x="3.025cm" svg:y="0.793cm" svg:viewBox="0 0 218 163" draw:points="108,0 0,163 218,163 218,126 54,126 126,0">
            <text:p/>
          </draw:polygon>
          <draw:polygon draw:style-name="gr5" draw:layer="layout" svg:width="0.218cm" svg:height="0.162cm" svg:x="3.26cm" svg:y="0.793cm" svg:viewBox="0 0 219 163" draw:points="127,0 0,163 219,163 219,126 73,126 146,0">
            <text:p/>
          </draw:polygon>
          <draw:polygon draw:style-name="gr5" draw:layer="layout" svg:width="0.218cm" svg:height="0.162cm" svg:x="3.513cm" svg:y="0.793cm" svg:viewBox="0 0 219 163" draw:points="109,0 0,163 219,163 219,126 54,126 127,0">
            <text:p/>
          </draw:polygon>
          <draw:polygon draw:style-name="gr5" draw:layer="layout" svg:width="0.218cm" svg:height="0.162cm" svg:x="2.879cm" svg:y="1.028cm" svg:viewBox="0 0 219 163" draw:points="109,0 0,163 219,163 219,126 54,126 126,0">
            <text:p/>
          </draw:polygon>
          <draw:polygon draw:style-name="gr5" draw:layer="layout" svg:width="0.218cm" svg:height="0.162cm" svg:x="3.115cm" svg:y="1.028cm" svg:viewBox="0 0 219 163" draw:points="127,0 0,163 219,163 219,126 72,126 145,0">
            <text:p/>
          </draw:polygon>
          <draw:polygon draw:style-name="gr5" draw:layer="layout" svg:width="0.218cm" svg:height="0.162cm" svg:x="3.368cm" svg:y="1.028cm" svg:viewBox="0 0 219 163" draw:points="109,0 0,163 219,163 219,126 55,126 127,0">
            <text:p/>
          </draw:polygon>
          <draw:polygon draw:style-name="gr5" draw:layer="layout" svg:width="0.218cm" svg:height="0.162cm" svg:x="2.735cm" svg:y="1.243cm" svg:viewBox="0 0 219 163" draw:points="109,0 0,163 219,163 219,126 54,126 127,0">
            <text:p/>
          </draw:polygon>
          <draw:polygon draw:style-name="gr5" draw:layer="layout" svg:width="0.217cm" svg:height="0.162cm" svg:x="2.97cm" svg:y="1.243cm" svg:viewBox="0 0 218 163" draw:points="127,0 0,163 218,163 218,126 72,126 145,0">
            <text:p/>
          </draw:polygon>
          <draw:polygon draw:style-name="gr5" draw:layer="layout" svg:width="0.217cm" svg:height="0.162cm" svg:x="3.224cm" svg:y="1.243cm" svg:viewBox="0 0 218 163" draw:points="109,0 0,163 218,163 218,126 54,126 127,0">
            <text:p/>
          </draw:polygon>
          <draw:polygon draw:style-name="gr8" draw:layer="layout" svg:width="0.979cm" svg:height="0.415cm" svg:x="3.15cm" svg:y="0.306cm" svg:viewBox="0 0 980 416" draw:points="0,416 254,0 980,0 726,416">
            <text:p/>
          </draw:polygon>
          <draw:polygon draw:style-name="gr8" draw:layer="layout" svg:width="0.978cm" svg:height="0.413cm" svg:x="3.169cm" svg:y="0.325cm" svg:viewBox="0 0 979 414" draw:points="0,414 254,0 979,0 725,414">
            <text:p/>
          </draw:polygon>
          <draw:polygon draw:style-name="gr9" draw:layer="layout" svg:width="0.978cm" svg:height="0.413cm" svg:x="3.169cm" svg:y="0.325cm" svg:viewBox="0 0 979 414" draw:points="0,414 254,0 979,0 725,41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hone Appliance</dc:title>
    <meta:creation-date>2011-02-07T16:39:28</meta:creation-date>
    <meta:editing-duration>P0D</meta:editing-duration>
    <meta:editing-cycles>1</meta:editing-cycles>
    <meta:document-statistic meta:object-count="47"/>
    <meta:generator>OpenOffice.org/3.3$Linux OpenOffice.org_project/330m20$Build-9567</meta:generator>
  </office:meta>
</office:document-meta>
</file>